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ae7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fconfig</text:p>
      <text:p text:style-name="P1">mkdir games</text:p>
      <text:p text:style-name="P1">cd games</text:p>
      <text:p text:style-name="P1">ls</text:p>
      <text:p text:style-name="P1">hadoop fs -mkdir /dhinesh</text:p>
      <text:p text:style-name="P1">hadoop fs -copyFromLocal /home/edureka/Desktop/games /dhinesh <text:s/></text:p>
      <text:p text:style-name="P1">hadoop jar hadoop-mapreduce-examples-2.2.0.jar </text:p>
      <text:p text:style-name="P1">hadoop jar hadoop-mapreduce-examples-2.2.0.jar wordcount /dhinesh/games /dhinesh/count</text:p>
      <text:p text:style-name="P1">hadoop jar hadoop-mapreduce-examples-2.2.0.jar wordmean /dhinesh/games /dhinesh/mean</text:p>
      <text:p text:style-name="P1">hadoop jar hadoop-mapreduce-examples-2.2.0.jar wordmedian /dhinesh/games /dhinesh/median</text:p>
      <text:p text:style-name="P1">hadoop jar hadoop-mapreduce-examples-2.2.0.jar wordstandarddeviation /dhinesh/games /dhinesh/sd</text:p>
      <text:p text:style-name="P1">history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reka </meta:initial-creator>
    <meta:creation-date>2022-09-26T22:41:35</meta:creation-date>
    <dc:date>2022-09-26T22:43:36</dc:date>
    <dc:creator>edureka </dc:creator>
    <meta:editing-duration>P0D</meta:editing-duration>
    <meta:editing-cycles>1</meta:editing-cycles>
    <meta:document-statistic meta:table-count="0" meta:image-count="0" meta:object-count="0" meta:page-count="1" meta:paragraph-count="12" meta:word-count="43" meta:character-count="536" meta:non-whitespace-character-count="490"/>
    <meta:generator>LibreOffice/4.0.4.2$Linux_x86 LibreOffice_project/400m0$Build-2</meta:generator>
  </office:meta>
</office:document-meta>
</file>